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12.327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1cm" fo:min-width="8.77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17cm" fo:min-width="5.08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68cm" fo:min-width="4.26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88cm" fo:min-width="5.6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6.35cm" svg:x="4.302cm" svg:y="2.524cm">
          <text:p text:style-name="P1">App.j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88cm" svg:y1="9.128cm" svg:x2="4.937cm" svg:y2="13.192cm">
          <text:p/>
        </draw:line>
        <draw:line draw:style-name="gr2" draw:text-style-name="P2" draw:layer="layout" svg:x1="13.827cm" svg:y1="9.382cm" svg:x2="16.24cm" svg:y2="12.938cm">
          <text:p/>
        </draw:line>
        <draw:custom-shape draw:style-name="gr3" draw:text-style-name="P1" draw:layer="layout" svg:width="9.271cm" svg:height="6.35cm" svg:x="1cm" svg:y="13.446cm">
          <text:p text:style-name="P1">Searchb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271cm" svg:height="6.35cm" svg:x="11.541cm" svg:y="13.446cm">
          <text:p text:style-name="P1">Pokemon Lis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88cm" svg:height="2.667cm" svg:x="13.319cm" svg:y="19.796cm">
          <text:p text:style-name="P1">Pokemon Ite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731cm" svg:height="2.286cm" svg:x="14.208cm" svg:y="10.144cm">
          <text:p text:style-name="P1">Props: list of pok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763cm" svg:height="2.032cm" svg:x="2.143cm" svg:y="10.144cm">
          <text:p text:style-name="P1">HandleChange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05T13:14:00.110000000</meta:creation-date>
    <dc:date>2020-08-05T13:34:39.658000000</dc:date>
    <meta:editing-duration>PT20M39S</meta:editing-duration>
    <meta:editing-cycles>2</meta:editing-cycles>
    <meta:generator>LibreOffice/6.4.4.2$Windows_X86_64 LibreOffice_project/3d775be2011f3886db32dfd395a6a6d1ca2630ff</meta:generator>
    <meta:document-statistic meta:object-count="8"/>
  </office:meta>
</office:document-meta>
</file>